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625in" fo:margin-left="-0.075in" table:align="left" style:writing-mode="lr-tb"/>
    </style:style>
    <style:style style:name="Table1.A" style:family="table-column">
      <style:table-column-properties style:column-width="1.875in"/>
    </style:style>
    <style:style style:name="Table1.1" style:family="table-row">
      <style:table-row-properties style:min-row-height="0.6979in" style:keep-together="true" fo:keep-together="auto"/>
    </style:style>
    <style:style style:name="Table1.A1" style:family="table-cell">
      <style:table-cell-properties style:vertical-align="bottom" fo:background-color="#c6efce" fo:padding-left="0.075in" fo:padding-right="0.075in" fo:padding-top="0in" fo:padding-bottom="0in" fo:border="0.0069in solid #00000a">
        <style:background-image/>
      </style:table-cell-properties>
    </style:style>
    <style:style style:name="Table1.B1" style:family="table-cell">
      <style:table-cell-properties style:vertical-align="bottom" fo:background-color="#c6efce" fo:padding-left="0.075in" fo:padding-right="0.075in" fo:padding-top="0in" fo:padding-bottom="0in" fo:border-left="none" fo:border-right="0.0069in solid #00000a" fo:border-top="0.0069in solid #00000a" fo:border-bottom="0.0069in solid #00000a">
        <style:background-image/>
      </style:table-cell-properties>
    </style:style>
    <style:style style:name="Table1.2" style:family="table-row">
      <style:table-row-properties style:min-row-height="1.5104in" style:keep-together="true" fo:keep-together="auto"/>
    </style:style>
    <style:style style:name="Table1.A2" style:family="table-cell">
      <style:table-cell-properties style:vertical-align="bottom" fo:background-color="#ffffff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.B2" style:family="table-cell">
      <style:table-cell-properties style:vertical-align="bottom" fo:background-color="#ffffff" fo:padding-left="0.075in" fo:padding-right="0.075in" fo:padding-top="0in" fo:padding-bottom="0in" fo:border-left="none" fo:border-right="0.0069in solid #00000a" fo:border-top="none" fo:border-bottom="0.0069in solid #00000a">
        <style:background-image/>
      </style:table-cell-properties>
    </style:style>
    <style:style style:name="Table1.3" style:family="table-row">
      <style:table-row-properties style:min-row-height="0.4167in" style:keep-together="true" fo:keep-together="auto"/>
    </style:style>
    <style:style style:name="Table2" style:family="table">
      <style:table-properties style:width="5.625in" fo:margin-left="-0.075in" table:align="left" style:writing-mode="lr-tb"/>
    </style:style>
    <style:style style:name="Table2.A" style:family="table-column">
      <style:table-column-properties style:column-width="1.875in"/>
    </style:style>
    <style:style style:name="Table2.1" style:family="table-row">
      <style:table-row-properties style:min-row-height="0.3465in" style:keep-together="true" fo:keep-together="auto"/>
    </style:style>
    <style:style style:name="Table2.A1" style:family="table-cell">
      <style:table-cell-properties style:vertical-align="bottom" fo:background-color="#c6efce" fo:padding-left="0.075in" fo:padding-right="0.075in" fo:padding-top="0in" fo:padding-bottom="0in" fo:border="0.0069in solid #00000a">
        <style:background-image/>
      </style:table-cell-properties>
    </style:style>
    <style:style style:name="Table2.B1" style:family="table-cell">
      <style:table-cell-properties style:vertical-align="bottom" fo:background-color="#c6efce" fo:padding-left="0.075in" fo:padding-right="0.075in" fo:padding-top="0in" fo:padding-bottom="0in" fo:border-left="none" fo:border-right="0.0069in solid #00000a" fo:border-top="0.0069in solid #00000a" fo:border-bottom="0.0069in solid #00000a">
        <style:background-image/>
      </style:table-cell-properties>
    </style:style>
    <style:style style:name="Table2.A2" style:family="table-cell">
      <style:table-cell-properties style:vertical-align="bottom" fo:background-color="#ffffff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.B2" style:family="table-cell">
      <style:table-cell-properties style:vertical-align="bottom" fo:background-color="#ffffff" fo:padding-left="0.075in" fo:padding-right="0.075in" fo:padding-top="0in" fo:padding-bottom="0in" fo:border-left="none" fo:border-right="0.0069in solid #00000a" fo:border-top="none" fo:border-bottom="0.0069in solid #00000a">
        <style:background-image/>
      </style:table-cell-properties>
    </style:style>
    <style:style style:name="P1" style:family="paragraph" style:parent-style-name="Standard" style:master-page-name="Standard">
      <style:paragraph-properties style:page-number="auto"/>
      <style:text-properties fo:color="#ff0000" fo:font-size="48pt" style:font-size-asian="48pt" style:font-size-complex="48pt"/>
    </style:style>
    <style:style style:name="P2" style:family="paragraph" style:parent-style-name="Standard">
      <style:paragraph-properties fo:margin-top="0in" fo:margin-bottom="0in" fo:line-height="100%"/>
      <style:text-properties fo:color="#006100" style:font-name="Calibri" style:font-name-asian="Times New Roman1" style:font-name-complex="Times New Roman1"/>
    </style:style>
    <style:style style:name="P3" style:family="paragraph" style:parent-style-name="Standard">
      <style:paragraph-properties fo:margin-top="0in" fo:margin-bottom="0in" fo:line-height="100%"/>
      <style:text-properties fo:color="#000000" style:font-name="Calibri" style:font-name-asian="Times New Roman1" style:font-name-complex="Times New Roman1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1">
      <style:text-properties fo:font-size="12pt" style:font-size-asian="12pt" style:font-size-complex="12pt"/>
    </style:style>
    <style:style style:name="P6" style:family="paragraph" style:parent-style-name="List_20_Paragraph" style:list-style-name="L2">
      <style:text-properties fo:font-size="12pt" style:font-size-asian="12pt" style:font-size-complex="12pt"/>
    </style:style>
    <style:style style:name="P7" style:family="paragraph" style:parent-style-name="List_20_Paragraph" style:list-style-name="WWNum1">
      <style:text-properties style:text-line-through-style="solid" fo:font-size="12pt" style:font-size-asian="12pt" style:font-size-complex="12pt"/>
    </style:style>
    <style:style style:name="P8" style:family="paragraph" style:parent-style-name="List_20_Paragraph" style:list-style-name="WWNum1">
      <style:text-properties style:text-line-through-style="none" fo:font-size="12pt" style:font-size-asian="12pt" style:font-size-complex="12pt"/>
    </style:style>
    <style:style style:name="P9" style:family="paragraph" style:parent-style-name="List_20_Paragraph" style:list-style-name="L1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fo:color="#333333" style:font-name="sans-serif" fo:letter-spacing="normal" fo:font-style="normal" fo:font-weight="normal"/>
    </style:style>
    <style:style style:name="T3" style:family="text">
      <style:text-properties fo:font-variant="normal" fo:text-transform="none" fo:color="#333333" style:font-name="sans-serif" fo:font-size="12.75pt" fo:letter-spacing="normal" fo:font-style="normal" fo:font-weight="bold"/>
    </style:style>
    <style:style style:name="T4" style:family="text">
      <style:text-properties fo:color="#800000"/>
    </style:style>
    <style:style style:name="T5" style:family="text">
      <style:text-properties fo:color="#ff3300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rent List of Item art needed for next update</text:p>
      <text:list xml:id="list8932816829868555564" text:style-name="WWNum1">
        <text:list-item>
          <text:p text:style-name="P5">The shadow knights evil sword<text:span text:style-name="T5">(not needed for next update)</text:span></text:p>
          <text:list>
            <text:list-item>
              <text:p text:style-name="P7">Version 1</text:p>
            </text:list-item>
            <text:list-item>
              <text:p text:style-name="P5">Upgraded version 2</text:p>
            </text:list-item>
            <text:list-item>
              <text:p text:style-name="P5">Upgraded version 3</text:p>
            </text:list-item>
          </text:list>
        </text:list-item>
        <text:list-item>
          <text:p text:style-name="P5">The paladins holy sword<text:span text:style-name="T5">(not needed for next update)</text:span></text:p>
          <text:list>
            <text:list-item>
              <text:p text:style-name="P7">Version 1</text:p>
            </text:list-item>
            <text:list-item>
              <text:p text:style-name="P5">Upgraded version 2</text:p>
            </text:list-item>
            <text:list-item>
              <text:p text:style-name="P5">Upgraded version 3</text:p>
            </text:list-item>
          </text:list>
        </text:list-item>
        <text:list-item>
          <text:p text:style-name="P5">Gnome creations<text:span text:style-name="T5">(not needed for next update)</text:span></text:p>
        </text:list-item>
      </text:list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2">Fizzlegear's Ecological manipulator of power!</text:p>
          </table:table-cell>
          <table:table-cell table:style-name="Table1.B1" office:value-type="string">
            <text:p text:style-name="P2">Fizzlegear's Class RJK-1100 prototype rabbit station</text:p>
          </table:table-cell>
          <table:table-cell table:style-name="Table1.B1" office:value-type="string">
            <text:p text:style-name="P2">Fizzlegear's Wonderous Automation Model XXI</text:p>
          </table:table-cell>
        </table:table-row>
        <table:table-row table:style-name="Table1.2">
          <table:table-cell table:style-name="Table1.A2" office:value-type="string">
            <text:p text:style-name="P3">machine : place ment, this device takes in poop and turns out manure bricks, each brick burns 5 times longer than a log</text:p>
          </table:table-cell>
          <table:table-cell table:style-name="Table1.B2" office:value-type="string">
            <text:p text:style-name="P3">basically , a turrent / container that fires rabits at any hostile mob close to it</text:p>
          </table:table-cell>
          <table:table-cell table:style-name="Table1.B2" office:value-type="string">
            <text:p text:style-name="P3">pet, use the code for the robot for now, its pet but also container that stores wood (like a chest) it depletes wood over time using it as fuel</text:p>
          </table:table-cell>
        </table:table-row>
        <table:table-row table:style-name="Table1.3">
          <table:table-cell table:style-name="Table1.A2" office:value-type="string">
            <text:p text:style-name="P3">5 gears, 4 boards, 4 stone</text:p>
          </table:table-cell>
          <table:table-cell table:style-name="Table1.B2" office:value-type="string">
            <text:p text:style-name="P3">20 wood, 10 marble, 10 gears</text:p>
          </table:table-cell>
          <table:table-cell table:style-name="Table1.B2" office:value-type="string">
            <text:p text:style-name="P3">15 gears, 5 ropes, 1 of all 6 gems</text:p>
          </table:table-cell>
        </table:table-row>
        <table:table-row table:style-name="Table1.1">
          <table:table-cell table:style-name="Table1.A1" office:value-type="string">
            <text:p text:style-name="P2">Fizzlegear's electroshock whiskers disguise, tag number 121</text:p>
          </table:table-cell>
          <table:table-cell table:style-name="Table1.B1" table:number-columns-spanned="2" office:value-type="string">
            <text:p text:style-name="P2">Fizzlegear's patented golden boomstick version 1.0</text:p>
          </table:table-cell>
          <table:covered-table-cell/>
        </table:table-row>
        <text:soft-page-break/>
        <table:table-row table:style-name="Table1.2">
          <table:table-cell table:style-name="Table1.A2" office:value-type="string">
            <text:p text:style-name="P3">backpack slot item that when worn, shocks the enemies that attack fizzle gear, makes a beard on his face</text:p>
          </table:table-cell>
          <table:table-cell table:style-name="Table1.B2" table:number-columns-spanned="2" office:value-type="string">
            <text:p text:style-name="P3">gun that fires one shot that does 200 dmg and slight aoe (same as gunpowder), it takes one gun powder to refill it</text:p>
          </table:table-cell>
          <table:covered-table-cell/>
        </table:table-row>
        <table:table-row table:style-name="Table1.3">
          <table:table-cell table:style-name="Table1.A2" office:value-type="string">
            <text:p text:style-name="P3">5 gears, 5 gold, 5 whiskers</text:p>
          </table:table-cell>
          <table:table-cell table:style-name="Table1.B2" table:number-columns-spanned="2" office:value-type="string">
            <text:p text:style-name="P3">1 gunpowder,5 gold, 4 gears</text:p>
          </table:table-cell>
          <table:covered-table-cell/>
        </table:table-row>
      </table:table>
      <text:list xml:id="list37732044" text:continue-numbering="true" text:style-name="WWNum1">
        <text:list-item>
          <text:p text:style-name="P5">Monster drops<text:span text:style-name="T5">(not needed for next update)</text:span></text:p>
          <text:list>
            <text:list-item>
              <text:p text:style-name="P5">Troll skin (after monster art is finished)</text:p>
            </text:list-item>
            <text:list-item>
              <text:p text:style-name="P5">Unicorn horn(after monster art is finished)</text:p>
            </text:list-item>
            <text:list-item>
              <text:p text:style-name="P5">Unicorn meat(after monster art is finished)</text:p>
            </text:list-item>
            <text:list-item>
              <text:p text:style-name="P5">Club(after monster art is finished)</text:p>
            </text:list-item>
            <text:list-item>
              <text:p text:style-name="P5">Elf hair(after monster art is finished)</text:p>
            </text:list-item>
            <text:list-item>
              <text:p text:style-name="P5">Bones ( might already be able to use the artwork in the game for that)</text:p>
            </text:list-item>
          </text:list>
        </text:list-item>
        <text:list-item>
          <text:p text:style-name="P5">Weapons<text:span text:style-name="T5">(not needed for next update)</text:span></text:p>
          <text:list>
            <text:list-item>
              <text:p text:style-name="P5">Bow</text:p>
            </text:list-item>
            <text:list-item>
              <text:p text:style-name="P5">Arrows (fire,ice,poison,normal, more later)</text:p>
            </text:list-item>
          </text:list>
        </text:list-item>
        <text:list-item>
          <text:p text:style-name="P5">Armor</text:p>
          <text:list>
            <text:list-item>
              <text:p text:style-name="P5">Shields<text:span text:style-name="T5">(not needed for next update)</text:span></text:p>
              <text:list>
                <text:list-item>
                  <text:p text:style-name="P8">Wood</text:p>
                </text:list-item>
                <text:list-item>
                  <text:p text:style-name="P8">Rock</text:p>
                </text:list-item>
                <text:list-item>
                  <text:p text:style-name="P8">Marble</text:p>
                </text:list-item>
                <text:list-item>
                  <text:p text:style-name="P5">Metal (copper,silver,iron,steel,adamantine,gold)</text:p>
                </text:list-item>
                <text:list-item>
                  <text:p text:style-name="P8">Bone</text:p>
                </text:list-item>
              </text:list>
            </text:list-item>
          </text:list>
        </text:list-item>
        <text:list-item>
          <text:p text:style-name="P5">Thief traps<text:span text:style-name="T5">(not needed for next update)</text:span></text:p>
        </text:list-item>
      </text:list>
      <table:table table:name="Table2" table:style-name="Table2">
        <table:table-column table:style-name="Table2.A" table:number-columns-repeated="3"/>
        <text:soft-page-break/>
        <table:table-row table:style-name="Table2.1">
          <table:table-cell table:style-name="Table2.A1" office:value-type="string">
            <text:p text:style-name="P2">Fire trap</text:p>
          </table:table-cell>
          <table:table-cell table:style-name="Table2.B1" office:value-type="string">
            <text:p text:style-name="P2">Ice trap</text:p>
          </table:table-cell>
          <table:table-cell table:style-name="Table2.B1" office:value-type="string">
            <text:p text:style-name="P2">Better tooth trap</text:p>
          </table:table-cell>
        </table:table-row>
        <table:table-row table:style-name="Table2.1">
          <table:table-cell table:style-name="Table2.A2" office:value-type="string">
            <text:p text:style-name="P3">explodes = to 1 gunpowder</text:p>
          </table:table-cell>
          <table:table-cell table:style-name="Table2.B2" office:value-type="string">
            <text:p text:style-name="P3">freezes enemy for 1 min</text:p>
          </table:table-cell>
          <table:table-cell table:style-name="Table2.B2" office:value-type="string">
            <text:p text:style-name="P3">double dmg tooth trap</text:p>
          </table:table-cell>
        </table:table-row>
        <table:table-row table:style-name="Table2.1">
          <table:table-cell table:style-name="Table2.A1" office:value-type="string">
            <text:p text:style-name="P2">tentacle spike trap</text:p>
          </table:table-cell>
          <table:table-cell table:style-name="Table2.B1" table:number-columns-spanned="2" office:value-type="string">
            <text:p text:style-name="P2">Teleport trap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3">summons a tentacle</text:p>
          </table:table-cell>
          <table:table-cell table:style-name="Table2.B2" table:number-columns-spanned="2" office:value-type="string">
            <text:p text:style-name="P3">teleports the mob to a random location</text:p>
          </table:table-cell>
          <table:covered-table-cell/>
        </table:table-row>
      </table:table>
      <text:list xml:id="list37728990" text:continue-numbering="true" text:style-name="WWNum1">
        <text:list-item>
          <text:p text:style-name="P5">World drops</text:p>
          <text:list>
            <text:list-item>
              <text:p text:style-name="P5">Diamond(gorund and inv art)</text:p>
            </text:list-item>
            <text:list-item>
              <text:p text:style-name="P7">5 key types</text:p>
            </text:list-item>
            <text:list-item>
              <text:p text:style-name="P7">Hematite or magnetite looking boulder with the same amount of stages as normal boulders.</text:p>
            </text:list-item>
            <text:list-item>
              <text:p text:style-name="P5">Iron ore (gorund and inv art) <text:span text:style-name="T4">Being working on</text:span></text:p>
            </text:list-item>
            <text:list-item>
              <text:p text:style-name="P5">Iron bars (gorund and inv art) <text:span text:style-name="T4">Being working on</text:span></text:p>
            </text:list-item>
            <text:list-item>
              <text:p text:style-name="P5">coal (gorund and inv art)</text:p>
            </text:list-item>
            <text:list-item>
              <text:p text:style-name="P5">pig iron bar (nothing to do with pigs lol )</text:p>
            </text:list-item>
            <text:list-item>
              <text:p text:style-name="P5">steel bar (gorund and inv art)</text:p>
            </text:list-item>
            <text:list-item>
              <text:p text:style-name="P5">Limestone boulder</text:p>
            </text:list-item>
            <text:list-item>
              <text:p text:style-name="P5">limestone rocks (gorund and inv art)</text:p>
            </text:list-item>
            <text:list-item>
              <text:p text:style-name="P5">Coke (not the drink lol, basically it's a refined version of coal)(gorund and inv art)</text:p>
            </text:list-item>
            <text:list-item>
              <text:p text:style-name="P5">Adamantine boulder</text:p>
            </text:list-item>
            <text:list-item>
              <text:p text:style-name="P5">adamantine rocks (gorund and inv art)</text:p>
            </text:list-item>
            <text:list-item>
              <text:p text:style-name="P5">adamantine bars (gorund and inv art)</text:p>
            </text:list-item>
            <text:list-item>
              <text:p text:style-name="P4"><text:span text:style-name="T1">a </text:span><text:bookmark text:name="firstHeading"/><text:span text:style-name="T2">Tetrahedrite</text:span><text:span text:style-name="T1"> looking boulder</text:span></text:p>
            </text:list-item>
            <text:list-item>
              <text:p text:style-name="P5">copper ore (gorund and inv art)</text:p>
            </text:list-item>
            <text:list-item>
              <text:p text:style-name="P5">copper bars (gorund and inv art)</text:p>
            </text:list-item>
            <text:list-item>
              <text:p text:style-name="P5">gold bars (gorund and inv art)</text:p>
            </text:list-item>
            <text:list-item>
              <text:p text:style-name="P5"><text:soft-page-break/>silver ore (gorund and inv art)</text:p>
            </text:list-item>
            <text:list-item>
              <text:p text:style-name="P5">silver bars (gorund and inv art)</text:p>
            </text:list-item>
            <text:list-item>
              <text:p text:style-name="P5"><text:span text:style-name="T3">lignite boulder (coal)</text:span></text:p>
            </text:list-item>
            <text:list-item>
              <text:p text:style-name="P5">Scrolls (8 versions, varying color of ribbon)</text:p>
            </text:list-item>
          </text:list>
        </text:list-item>
        <text:list-item>
          <text:p text:style-name="P5">World Art <text:span text:style-name="T5">(not needed for next update)</text:span></text:p>
          <text:list>
            <text:list-item>
              <text:p text:style-name="P5">Elf hut, nice wooden hut</text:p>
            </text:list-item>
            <text:list-item>
              <text:p text:style-name="P5">Special Dyrad Tree, bigger than normal trees</text:p>
            </text:list-item>
            <text:list-item>
              <text:p text:style-name="P7">Goblin hut, worn down looking hut</text:p>
            </text:list-item>
            <text:list-item>
              <text:p text:style-name="P7">Orc war tents, menacing looking war tent</text:p>
            </text:list-item>
            <text:list-item>
              <text:p text:style-name="P5">Leprechaun’s pot of gold</text:p>
            </text:list-item>
            <text:list-item>
              <text:p text:style-name="P5">Troll refuse pile, just a pile of junk</text:p>
            </text:list-item>
          </text:list>
        </text:list-item>
      </text:list>
      <text:list xml:id="list9011317289075801265" text:style-name="L1">
        <text:list-item>
          <text:list>
            <text:list-item>
              <text:p text:style-name="P9">Crafting stuff</text:p>
            </text:list-item>
          </text:list>
        </text:list-item>
      </text:list>
      <text:list xml:id="list3358013728079071366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a. Smelting furnace (needs two states, ON and OFF)</text:p>
                        </text:list-item>
                        <text:list-item>
                          <text:p text:style-name="P6">b. Alchemy table (needs two states, ON and OFF)</text:p>
                        </text:list-item>
                        <text:list-item>
                          <text:p text:style-name="P6">c. Spell book (note see the concept art)</text:p>
                        </text:list-item>
                        <text:list-item>
                          <text:p text:style-name="P6">d. Forge (needs two states, ON and OFF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zh" style:country-asian="CN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.139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Tahoma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Tahoma" style:font-size-complex="14pt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ll</meta:initial-creator>
    <dc:creator>kraken121 </dc:creator>
    <meta:editing-cycles>6</meta:editing-cycles>
    <meta:creation-date>2014-02-27T11:11:00</meta:creation-date>
    <dc:date>2014-05-12T17:56:53.19</dc:date>
    <meta:editing-duration>P1DT15H4M13S</meta:editing-duration>
    <meta:generator>OpenOffice/4.0.1$Win32 OpenOffice.org_project/401m5$Build-9714</meta:generator>
    <meta:document-statistic meta:table-count="2" meta:image-count="0" meta:object-count="0" meta:page-count="4" meta:paragraph-count="88" meta:word-count="619" meta:character-count="3348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